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na Sator i Garcia, major d'edat, que visc a Pals (comarca del Baix Empordà), carrer de la Lila, s/n, CP 17256, tel. 972 629 421, adreça electrònica esator@bemporda.net i que tinc el DNI núm. 52 302 443, </text:p>
      <text:p text:style-name="P1"/>
      <text:p text:style-name="P1"/>
      <text:p text:style-name="P2"><text:span text:style-name="T1">SOL·LICITO </text:span>que d'acord amb l'article 24.3 de la Llei 3/1993, bàsica de les cambres oficials de comerç, indústria i navegació, es tingui per presentada i que produeixi efectes aquesta <text:span text:style-name="T1">QUEIXA</text:span>, per la raó següent:</text:p>
      <text:p text:style-name="P1"/>
      <text:p text:style-name="P2">Que, segons demostra la meva sol·licitud registrada el dia 4 de febrer, fa dos mesos que us vaig demanar informació sobre el meu expedient 44/92-B i encara no n'he rebut resposta.</text:p>
      <text:p text:style-name="P1"/>
      <text:p text:style-name="P1"/>
      <text:p text:style-name="P1">Pals, 29 d'abril de 2010</text:p>
      <text:p text:style-name="P1"/>
      <text:p text:style-name="P1"/>
      <text:p text:style-name="P1"/>
      <text:p text:style-name="P1"/>
      <text:p text:style-name="P1"/>
      <text:p text:style-name="P1">DEPARTAMENT D'INDÚSTRIA, COMERÇ I TURIS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7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2:35:39.06</meta:creation-date>
    <meta:editing-duration>PT00H00M40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5" meta:word-count="112" meta:character-count="661"/>
    <dc:date>2009-12-27T22:35:41.07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